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8d6d" officeooo:paragraph-rsid="00018d6d"/>
    </style:style>
    <style:style style:name="P2" style:family="paragraph" style:parent-style-name="Standard">
      <style:text-properties officeooo:rsid="00033403" officeooo:paragraph-rsid="00033403"/>
    </style:style>
    <style:style style:name="P3" style:family="paragraph" style:parent-style-name="Standard">
      <style:text-properties officeooo:rsid="00034907" officeooo:paragraph-rsid="00034907"/>
    </style:style>
    <style:style style:name="T1" style:family="text">
      <style:text-properties officeooo:rsid="000583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name is naikker, i ma business man. Born in california</text:p>
      <text:p text:style-name="P2">my nombre es nassir soy de centro africa republica. Encontado de conecerle.</text:p>
      <text:p text:style-name="P2"/>
      <text:p text:style-name="P2"/>
      <text:p text:style-name="P2"/>
      <text:p text:style-name="P3">Je suis de ceux qui ne connaissent pas la fierté ; la fierté de dire j’appartiens i belong. <text:span text:style-name="T1">Naikke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09:30:25.770450092</meta:creation-date>
    <dc:date>2021-11-09T10:49:57.578111085</dc:date>
    <meta:editing-duration>PT8M6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3" meta:word-count="42" meta:character-count="231" meta:non-whitespace-character-count="192"/>
  </office:meta>
</office:document-meta>
</file>